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18.002cm" fo:break-before="page" table:align="margins"/>
    </style:style>
    <style:style style:name="Table.A" style:family="table-column">
      <style:table-column-properties style:column-width="3.999cm" style:rel-column-width="14556*"/>
    </style:style>
    <style:style style:name="Table.B" style:family="table-column">
      <style:table-column-properties style:column-width="6.004cm" style:rel-column-width="21857*"/>
    </style:style>
    <style:style style:name="Table.C" style:family="table-column">
      <style:table-column-properties style:column-width="7.999cm" style:rel-column-width="29122*"/>
    </style:style>
    <style:style style:name="Table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15%"/>
      <style:text-properties style:font-name="Linux Biolinum O" fo:font-size="11pt" officeooo:rsid="00118ad0" officeooo:paragraph-rsid="00118ad0" style:font-size-asian="11pt" style:font-size-complex="11pt"/>
    </style:style>
    <style:style style:name="P2" style:family="paragraph" style:parent-style-name="Table_20_Contents">
      <style:paragraph-properties fo:line-height="115%"/>
      <style:text-properties style:font-name="Linux Biolinum O" fo:font-size="11pt" officeooo:rsid="001319dd" officeooo:paragraph-rsid="001319dd" style:font-size-asian="11pt" style:font-size-complex="11pt"/>
    </style:style>
    <style:style style:name="P3" style:family="paragraph" style:parent-style-name="Table_20_Contents">
      <style:paragraph-properties fo:line-height="115%"/>
      <style:text-properties style:font-name="Linux Biolinum O" fo:font-size="11pt" fo:font-weight="bold" officeooo:rsid="00118ad0" officeooo:paragraph-rsid="00118ad0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line-height="115%"/>
      <style:text-properties style:font-name="Linux Biolinum O" fo:font-size="11pt" fo:font-weight="bold" officeooo:rsid="001319dd" officeooo:paragraph-rsid="001319d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15%"/>
      <style:text-properties style:font-name="Linux Biolinum O" fo:font-size="11pt" fo:font-style="italic" officeooo:rsid="001319dd" officeooo:paragraph-rsid="001319dd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line-height="115%"/>
      <style:text-properties style:font-name="Linux Biolinum O" fo:font-size="11pt" fo:font-style="normal" fo:font-weight="bold" officeooo:rsid="00118ad0" officeooo:paragraph-rsid="00118ad0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paragraph-properties fo:line-height="115%"/>
      <style:text-properties style:font-name="Linux Biolinum O" fo:font-size="10pt" officeooo:rsid="0014bd5d" officeooo:paragraph-rsid="0014bd5d" style:font-size-asian="10pt" style:font-size-complex="10pt"/>
    </style:style>
    <style:style style:name="P8" style:family="paragraph" style:parent-style-name="Table_20_Contents">
      <style:paragraph-properties fo:line-height="115%"/>
      <style:text-properties style:font-name="Linux Biolinum O" fo:font-size="10pt" officeooo:rsid="0015cb8a" officeooo:paragraph-rsid="0015cb8a" style:font-size-asian="10pt" style:font-size-complex="10pt"/>
    </style:style>
    <style:style style:name="P9" style:family="paragraph" style:parent-style-name="Table_20_Contents">
      <style:paragraph-properties fo:line-height="150%"/>
      <style:text-properties style:font-name="Linux Biolinum O" fo:font-size="10pt" officeooo:rsid="00177055" officeooo:paragraph-rsid="00177055" style:font-size-asian="10pt" style:font-size-complex="10pt"/>
    </style:style>
    <style:style style:name="P10" style:family="paragraph" style:parent-style-name="Table_20_Contents">
      <style:paragraph-properties fo:line-height="150%"/>
      <style:text-properties style:font-name="Linux Biolinum O" fo:font-size="10pt" officeooo:rsid="0019442c" officeooo:paragraph-rsid="0019442c" style:font-size-asian="10pt" style:font-size-complex="10pt"/>
    </style:style>
    <style:style style:name="P11" style:family="paragraph" style:parent-style-name="Table_20_Contents">
      <style:text-properties style:font-name="Linux Biolinum O" fo:font-size="10pt" fo:font-style="normal" officeooo:rsid="001319dd" style:font-size-asian="10pt" style:font-style-asian="normal" style:font-size-complex="10pt" style:font-style-complex="normal"/>
    </style:style>
    <style:style style:name="P12" style:family="paragraph" style:parent-style-name="Table_20_Contents">
      <style:paragraph-properties fo:line-height="115%"/>
      <style:text-properties style:font-name="Linux Biolinum O" fo:font-size="10pt" fo:font-style="normal" officeooo:rsid="001319dd" officeooo:paragraph-rsid="001319dd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line-height="115%"/>
      <style:text-properties style:font-name="Linux Biolinum O" fo:font-size="10pt" fo:font-weight="bold" officeooo:rsid="00177055" officeooo:paragraph-rsid="0017705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7705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line-height="115%"/>
      <style:text-properties style:font-name="Linux Biolinum O" fo:font-size="10pt" fo:font-style="italic" officeooo:rsid="001319dd" officeooo:paragraph-rsid="001319dd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Linux Biolinum O" fo:font-size="10pt" fo:font-style="italic" officeooo:rsid="0014bd5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line-height="115%"/>
      <style:text-properties fo:color="#808080" loext:opacity="100%" style:font-name="Linux Biolinum O" fo:font-size="11pt" officeooo:rsid="00118ad0" officeooo:paragraph-rsid="00118ad0" style:font-size-asian="11pt" style:font-size-complex="11pt"/>
    </style:style>
    <style:style style:name="P19" style:family="paragraph" style:parent-style-name="Table_20_Contents">
      <style:paragraph-properties fo:line-height="115%"/>
      <style:text-properties fo:color="#808080" loext:opacity="100%" style:font-name="Linux Biolinum O" fo:font-size="11pt" officeooo:rsid="001319dd" officeooo:paragraph-rsid="001319dd" style:font-size-asian="11pt" style:font-size-complex="11pt"/>
    </style:style>
    <style:style style:name="P20" style:family="paragraph" style:parent-style-name="Table_20_Contents">
      <style:paragraph-properties fo:line-height="115%"/>
      <style:text-properties fo:color="#808080" loext:opacity="100%" style:font-name="Linux Biolinum O" fo:font-size="11pt" fo:font-style="normal" officeooo:rsid="001319dd" officeooo:paragraph-rsid="001319dd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line-height="115%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808080" loext:opacity="100%" style:font-name="Linux Biolinum O" fo:font-size="10pt" fo:font-style="normal" officeooo:rsid="0014bd5d" officeooo:paragraph-rsid="0014bd5d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line-height="115%"/>
      <style:text-properties fo:color="#999999" loext:opacity="100%" style:font-name="Linux Biolinum O" fo:font-size="11pt" officeooo:rsid="00118ad0" officeooo:paragraph-rsid="00118ad0" style:font-size-asian="11pt" style:font-size-complex="11pt"/>
    </style:style>
    <style:style style:name="P24" style:family="paragraph" style:parent-style-name="Table_20_Contents">
      <style:paragraph-properties fo:line-height="115%"/>
      <style:text-properties fo:font-size="10pt" officeooo:paragraph-rsid="00177055" style:font-size-asian="10pt" style:font-size-complex="10pt"/>
    </style:style>
    <style:style style:name="P25" style:family="paragraph" style:parent-style-name="Standard">
      <style:paragraph-properties fo:line-height="115%"/>
      <style:text-properties style:font-name="Linux Biolinum O" fo:font-size="10pt" fo:font-weight="normal" officeooo:rsid="00177055" officeooo:paragraph-rsid="0019442c" style:font-size-asian="10pt" style:font-weight-asian="normal" style:font-size-complex="10pt" style:font-weight-complex="normal"/>
    </style:style>
    <style:style style:name="T1" style:family="text">
      <style:text-properties style:font-name="Linux Biolinum O" fo:font-weight="normal" officeooo:rsid="00177055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bd5d" style:font-style-asian="italic" style:font-style-complex="italic"/>
    </style:style>
    <style:style style:name="T4" style:family="text">
      <style:text-properties fo:font-style="italic" officeooo:rsid="0015cb8a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5cb8a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Linux Biolinum O" fo:font-weight="normal" officeooo:rsid="00177055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9442c"/>
    </style:style>
    <style:style style:name="T11" style:family="text">
      <style:text-properties officeooo:rsid="001b5781"/>
    </style:style>
    <style:style style:name="T12" style:family="text">
      <style:text-properties officeooo:rsid="001cb46e"/>
    </style:style>
    <style:style style:name="T13" style:family="text">
      <style:text-properties officeooo:rsid="001ea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row table:style-name="TableLine94089915130048">
          <table:table-cell table:style-name="Table.A1" office:value-type="string">
            <text:p text:style-name="P6">Herman Bergwerf</text:p>
            <text:p text:style-name="P3"/>
            <text:p text:style-name="P3"/>
          </table:table-cell>
          <table:table-cell table:style-name="Table.A1" office:value-type="string">
            <text:p text:style-name="P1">hbergwerf.nl</text:p>
          </table:table-cell>
          <table:table-cell table:style-name="Table.A1" office:value-type="string">
            <text:p text:style-name="P1">post@hbergwerf.nl</text:p>
          </table:table-cell>
        </table:table-row>
        <table:table-row table:style-name="TableLine94089918668592">
          <table:table-cell table:style-name="Table.A1" office:value-type="string">
            <text:p text:style-name="P18">Experience</text:p>
          </table:table-cell>
          <table:table-cell table:style-name="Table.A1" office:value-type="string">
            <text:p text:style-name="P3">Backend Engineer</text:p>
            <text:p text:style-name="P1">Omoda</text:p>
            <text:p text:style-name="P23">Mar 2022 – Jul 2022</text:p>
            <text:p text:style-name="P23">Remote</text:p>
            <text:p text:style-name="P23"/>
          </table:table-cell>
          <table:table-cell table:style-name="Table.A1" office:value-type="string">
            <text:p text:style-name="P7">Responsible for researching novel machine learning techniques and implementing an image processing codebase in Python. We developed a fully automated pipeline for editing, cropping, and selecting photos from the photography studio of Omoda.</text:p>
            <text:p text:style-name="P7"/>
          </table:table-cell>
        </table:table-row>
        <table:table-row table:style-name="TableLine94089918669072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Software Engineer</text:p>
            <text:p text:style-name="P1">CreativeQuantum</text:p>
            <text:p text:style-name="P23">Aug 2017 – Dec 2021</text:p>
            <text:p text:style-name="P23">Berlin, Germany</text:p>
            <text:p text:style-name="P23"/>
          </table:table-cell>
          <table:table-cell table:style-name="Table.A1" office:value-type="string">
            <text:p text:style-name="P7">Lead designer and developer of a new, web-based chemical sketching program for the <text:span text:style-name="T4">w</text:span><text:span text:style-name="T2">ebChem</text:span> platform. <text:span text:style-name="T6">Using the Dart language I designed a modular event handling system and a top-notch rendering mechanism for chemical structures.</text:span></text:p>
            <text:p text:style-name="P7"/>
          </table:table-cell>
        </table:table-row>
        <table:table-row table:style-name="TableLine94089920296192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Full Stack Developer</text:p>
            <text:p text:style-name="P1">Learnbeat</text:p>
            <text:p text:style-name="P18">Jan 2017 – Jun 2018</text:p>
            <text:p text:style-name="P18">Leiden, Netherlands</text:p>
            <text:p text:style-name="P18"/>
          </table:table-cell>
          <table:table-cell table:style-name="Table.A1" office:value-type="string">
            <text:p text:style-name="P8">I was asked to implement a chemical sketching program based on MolView.org in <text:span text:style-name="T2">Learnbeat</text:span>, which is used for digital education by over 500 highschools in the Netherlands.</text:p>
            <text:p text:style-name="P8"/>
          </table:table-cell>
        </table:table-row>
        <table:table-row table:style-name="TableLine94089920294624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3">Software Engineer</text:p>
            <text:p text:style-name="P1">Profects</text:p>
            <text:p text:style-name="P18">Aug 2014 – Dec 2016</text:p>
            <text:p text:style-name="P18">Kapelle, Netherlands</text:p>
            <text:p text:style-name="P18"/>
          </table:table-cell>
          <table:table-cell table:style-name="Table.A1" office:value-type="string">
            <text:p text:style-name="P8">At Profects I helped to develop a microservice architecture for new projects based on Docker and Golang. One of our projects involved an email scheduler that sends thousands of customized pricelists to customers of <text:span text:style-name="T2">Adri&amp;Zoon</text:span> to this day.</text:p>
            <text:p text:style-name="P8"/>
            <text:p text:style-name="P8"/>
          </table:table-cell>
        </table:table-row>
        <table:table-row table:style-name="TableLine94089918768240">
          <table:table-cell table:style-name="Table.A1" office:value-type="string">
            <text:p text:style-name="P18">Education</text:p>
          </table:table-cell>
          <table:table-cell table:style-name="Table.A1" office:value-type="string">
            <text:p text:style-name="P4">Radboud University</text:p>
            <text:p text:style-name="P2">MSc. <text:span text:style-name="T2">Mathematical Foundations</text:span></text:p>
            <text:p text:style-name="P5">of Computer Science</text:p>
            <text:p text:style-name="P19">2019 – 2023</text:p>
            <text:p text:style-name="P19"/>
          </table:table-cell>
          <table:table-cell table:style-name="Table.A1" office:value-type="string">
            <text:p text:style-name="P21">MFoCS follows a long-standing research</text:p>
            <text:p text:style-name="P21">tradition at RU in logical and mathematical foundations of computing science.</text:p>
            <text:p text:style-name="P12"/>
            <text:p text:style-name="P12"><text:span text:style-name="T5">Thesis:</text:span> <text:span text:style-name="T2">An Exploration of Graph Pebbling.</text:span></text:p>
            <text:p text:style-name="P16"/>
          </table:table-cell>
        </table:table-row>
        <table:table-row table:style-name="TableLine94089918979168">
          <table:table-cell table:style-name="Table.A1" office:value-type="string">
            <text:p text:style-name="P18"/>
          </table:table-cell>
          <table:table-cell table:style-name="Table.A1" office:value-type="string">
            <text:p text:style-name="P4">Delft University of Technology</text:p>
            <text:p text:style-name="P2">BSc. <text:span text:style-name="T2">Nanobiology</text:span></text:p>
            <text:p text:style-name="P20">2015 – 2019</text:p>
            <text:p text:style-name="P20"/>
          </table:table-cell>
          <table:table-cell table:style-name="Table.A1" office:value-type="string">
            <text:p text:style-name="P22">Nanobiology is the study of the complexity of living systems. It employs the methods and principles of Physics to do this in a quantitative way. </text:p>
            <text:p text:style-name="P11"/>
            <text:p text:style-name="P11"><text:span text:style-name="T5">Thesis:</text:span> <text:span text:style-name="T2">Nerve </text:span><text:span text:style-name="T3">fi</text:span><text:span text:style-name="T2">ber tracing in bright</text:span><text:span text:style-name="T3">fi</text:span><text:span text:style-name="T2">eld images of human skin using deep learnin</text:span><text:span text:style-name="T3">g.</text:span></text:p>
            <text:p text:style-name="P17"/>
            <text:p text:style-name="P17"/>
          </table:table-cell>
        </table:table-row>
        <table:table-row table:style-name="TableLine94089918980144">
          <table:table-cell table:style-name="Table.A1" office:value-type="string">
            <text:p text:style-name="P18">Skills</text:p>
          </table:table-cell>
          <table:table-cell table:style-name="Table.A1" office:value-type="string">
            <text:p text:style-name="P9">Visual Communication</text:p>
            <text:p text:style-name="P9">Agile Development</text:p>
            <text:p text:style-name="P9">Creative Writing</text:p>
            <text:p text:style-name="P9">User Experience</text:p>
            <text:p text:style-name="P9">Forma<text:span text:style-name="T12">l</text:span> Methods</text:p>
            <text:p text:style-name="P9">Database Design</text:p>
            <text:p text:style-name="P9">3D Graphics</text:p>
            <text:p text:style-name="P10">De<text:span text:style-name="T11">v</text:span>Ops</text:p>
          </table:table-cell>
          <table:table-cell table:style-name="Table.A1" office:value-type="string">
            <text:p text:style-name="P13">Programming</text:p>
            <text:p text:style-name="P25"/>
            <text:p text:style-name="P15">JavaScript/TypeScript <text:span text:style-name="T7">(experienced)</text:span></text:p>
            <text:p text:style-name="P15">Python <text:span text:style-name="T7">(experienced)</text:span></text:p>
            <text:p text:style-name="P15"><text:span text:style-name="T9">C/C++</text:span><text:span text:style-name="T7"> (experienced)</text:span></text:p>
            <text:p text:style-name="P15">Dart <text:span text:style-name="T7">(experienced)</text:span></text:p>
            <text:p text:style-name="P15"><text:span text:style-name="T10">Julia</text:span><text:span text:style-name="T7"> (intermediate)</text:span></text:p>
            <text:p text:style-name="P14">OCaml <text:span text:style-name="T7">(intermediate)</text:span></text:p>
            <text:p text:style-name="P15">Golang <text:span text:style-name="T7">(intermediate)</text:span></text:p>
            <text:p text:style-name="P15"><text:span text:style-name="T9">PHP</text:span><text:span text:style-name="T7"> (intermediate)</text:span></text:p>
            <text:p text:style-name="P24"><text:span text:style-name="T1">Java </text:span><text:span text:style-name="T8">(intermediate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25:19.971052349</meta:creation-date>
    <meta:editing-duration>PT2M2S</meta:editing-duration>
    <meta:editing-cycles>9</meta:editing-cycles>
    <meta:generator>LibreOffice/7.0.4.2$Linux_X86_64 LibreOffice_project/00$Build-2</meta:generator>
    <meta:initial-creator>Herman Bergwerf</meta:initial-creator>
    <dc:date>2023-04-08T15:42:46.505506173</dc:date>
    <dc:creator>Herman Bergwerf</dc:creator>
    <dc:title>Herman Bergwerf - Resume</dc:title>
    <meta:document-statistic meta:table-count="1" meta:image-count="0" meta:object-count="0" meta:page-count="1" meta:paragraph-count="56" meta:word-count="287" meta:character-count="2019" meta:non-whitespace-character-count="1781"/>
  </office:meta>
</office:document-meta>
</file>